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family-generic="roman" style:font-pitch="variable"/>
    <style:font-face style:name="Comfortaa1" svg:font-family="Comforta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omfortaa" style:font-name-asian="Comfortaa1" style:font-name-complex="Comfortaa1"/>
    </style:style>
    <style:style style:name="P2" style:family="paragraph" style:parent-style-name="Heading_20_1" style:master-page-name="Standard">
      <style:paragraph-properties style:page-number="1"/>
      <style:text-properties style:font-name="Comfortaa" style:font-name-asian="Comfortaa1" style:font-name-complex="Comfortaa1"/>
    </style:style>
    <style:style style:name="P3" style:family="paragraph" style:parent-style-name="Heading_20_1">
      <style:text-properties style:font-name="Comfortaa" style:font-name-asian="Comfortaa1" style:font-name-complex="Comfortaa1"/>
    </style:style>
    <style:style style:name="P4" style:family="paragraph" style:parent-style-name="Heading_20_2">
      <style:text-properties style:font-name="Comfortaa" style:font-name-asian="Comfortaa1" style:font-name-complex="Comfortaa1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.5in" fo:margin-right="0in" fo:text-indent="-0.25in" style:auto-text-indent="false"/>
      <style:text-properties style:text-underline-style="non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.5in" fo:margin-right="0in" fo:text-indent="-0.25in" style:auto-text-indent="false"/>
      <style:text-properties officeooo:rsid="00067593" officeooo:paragraph-rsid="00067593"/>
    </style:style>
    <style:style style:name="P10" style:family="paragraph" style:parent-style-name="Standard">
      <style:paragraph-properties fo:margin-left="0.5in" fo:margin-right="0in" fo:text-indent="-0.25in" style:auto-text-indent="false"/>
      <style:text-properties officeooo:rsid="000797b4" officeooo:paragraph-rsid="000797b4"/>
    </style:style>
    <style:style style:name="P11" style:family="paragraph" style:parent-style-name="Standard">
      <style:paragraph-properties fo:margin-left="0.25in" fo:margin-right="0in" fo:text-indent="0in" style:auto-text-indent="false"/>
      <style:text-properties officeooo:rsid="000797b4" officeooo:paragraph-rsid="000797b4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fo:font-weight="bold" officeooo:rsid="0009591f" officeooo:paragraph-rsid="0009591f" style:font-weight-asian="bold" style:font-weight-complex="bold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fo:font-weight="normal" officeooo:rsid="0009591f" officeooo:paragraph-rsid="0009591f" style:font-weight-asian="normal" style:font-weight-complex="normal"/>
    </style:style>
    <style:style style:name="P14" style:family="paragraph" style:parent-style-name="Standard">
      <style:paragraph-properties fo:margin-left="0.5in" fo:margin-right="0in" fo:text-indent="-0.25in" style:auto-text-indent="false"/>
      <style:text-properties officeooo:rsid="000a5144" officeooo:paragraph-rsid="000a5144"/>
    </style:style>
    <style:style style:name="T1" style:family="text">
      <style:text-properties fo:color="#1155cc" loext:opacity="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qlxlwa9zvna2"/>Experiments and Results [Code , output , evaluation metrics]</text:p>
      <text:p text:style-name="P4"><text:bookmark text:name="_nomcpv6woj9g"/>1)realtime chat app with authentication</text:p>
      <text:list xml:id="list2946268719" text:style-name="WWNum2">
        <text:list-item>
          <text:p text:style-name="P5">jwt </text:p>
        </text:list-item>
        <text:list-item>
          <text:p text:style-name="P5">websockets</text:p>
        </text:list-item>
      </text:list>
      <text:p text:style-name="P8"/>
      <text:p text:style-name="P9">express </text:p>
      <text:p text:style-name="P9">- server will run here</text:p>
      <text:p text:style-name="P9">mongoose</text:p>
      <text:p text:style-name="P9">- mongodb models to insert documents into mongodb</text:p>
      <text:p text:style-name="P9">dotenv</text:p>
      <text:p text:style-name="P9">- stores connection variables in .env file : apart from application code</text:p>
      <text:p text:style-name="P9"/>
      <text:p text:style-name="P9">helmet</text:p>
      <text:p text:style-name="P9">- secures request headers by adding new properties for extra security</text:p>
      <text:p text:style-name="P9"/>
      <text:p text:style-name="P9">morgan</text:p>
      <text:p text:style-name="P9">- request details on server side terminal </text:p>
      <text:p text:style-name="P9"/>
      <text:p text:style-name="P9">nodemon</text:p>
      <text:p text:style-name="P9">- live reload on save</text:p>
      <text:p text:style-name="P9"/>
      <text:p text:style-name="P14">bcrypt</text:p>
      <text:p text:style-name="P14">- hashing the passwords before storing it inside the database</text:p>
      <text:p text:style-name="P9"/>
      <text:p text:style-name="P9"/>
      <text:p text:style-name="P9"/>
      <text:p text:style-name="P10">express.json() : body parser – parsing body of the requests</text:p>
      <text:p text:style-name="P10"/>
      <text:p text:style-name="P10"/>
      <text:p text:style-name="P10"/>
      <text:p text:style-name="P10"/>
      <text:p text:style-name="P10">REST API is being created – Representational State Transfer </text:p>
      <text:p text:style-name="P9"/>
      <text:p text:style-name="P11">express js is creating requests, response for application layer using HTTP protocol</text:p>
      <text:p text:style-name="P11"/>
      <text:p text:style-name="P11"/>
      <text:p text:style-name="P12">request to register new user to the system : </text:p>
      <text:p text:style-name="P13"/>
      <text:p text:style-name="P13"/>
      <text:p text:style-name="P6"><text:soft-page-break/></text:p>
      <text:p text:style-name="P4"><text:bookmark text:name="_jyglxfx7pv24"/>2)encryption implementation</text:p>
      <text:list xml:id="list680088803" text:style-name="WWNum1">
        <text:list-item>
          <text:p text:style-name="P7">modp-diffie hellman : <text:a xlink:type="simple" xlink:href="https://github.com/Learning2Code75/ISM_Project_Sem6_VIT/blob/main/encryption-try1/modp-diffie-hellman/app.js" text:style-name="ListLabel_20_19" text:visited-style-name="ListLabel_20_19"><text:span text:style-name="T1">https://github.com/Learning2Code75/ISM_Project_Sem6_VIT/blob/main/encryption-try1/modp-diffie-hellman/app.js</text:span></text:a> </text:p>
        </text:list-item>
        <text:list-item>
          <text:p text:style-name="P7">ec - diffie hellman </text:p>
        </text:list-item>
        <text:list-item>
          <text:p text:style-name="P7">ec - diffie hellman + aes</text:p>
        </text:list-item>
        <text:list-item>
          <text:p text:style-name="P7">digital signature </text:p>
        </text:list-item>
      </text:list>
      <text:p text:style-name="P4"><text:bookmark text:name="_f1ihloybq5ul"/>3)man in the middle</text:p>
      <text:p text:style-name="P1"/>
      <text:p text:style-name="P3"><text:bookmark text:name="_dczwu6qvofoi"/>Methodology </text:p>
      <text:p text:style-name="P4"><text:bookmark text:name="_uzk9fjyve5n2"/>stats of man in middle</text:p>
      <text:p text:style-name="P4"><text:bookmark text:name="_3e9wjzl1gse1"/>propose XSS , NoSQL injection to get credentials of </text:p>
      <text:p text:style-name="P3"><text:bookmark text:name="_6b4s4n9awu6n"/>Implementation</text:p>
      <text:p text:style-name="P4"><text:bookmark text:name="_8pza9rohmsb"/>1)realtime chat app with authentication</text:p>
      <text:p text:style-name="P4"><text:bookmark text:name="_qv69fa6b126b"/>2)encryption implementation with digital signature</text:p>
      <text:p text:style-name="P4"><text:bookmark text:name="_4qxberehocsu"/>3)man in the midd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family-generic="roman" style:font-pitch="variable"/>
    <style:font-face style:name="Comfortaa1" svg:font-family="Comforta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date>2022-04-05T18:08:49.530614620</dc:date>
    <meta:editing-duration>PT4M47S</meta:editing-duration>
    <meta:editing-cycles>1</meta:editing-cycles>
    <meta:document-statistic meta:table-count="0" meta:image-count="0" meta:object-count="0" meta:page-count="2" meta:paragraph-count="35" meta:word-count="177" meta:character-count="1203" meta:non-whitespace-character-count="1055"/>
  </office:meta>
</office:document-meta>
</file>